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13.85" calcext:value-type="float">
            <text:p>113.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89.73" calcext:value-type="float">
            <text:p>589.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337.54" calcext:value-type="float">
            <text:p>1337.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437.45" calcext:value-type="float">
            <text:p>437.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283.74" calcext:value-type="float">
            <text:p>283.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32.03" calcext:value-type="float">
            <text:p>832.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606.83" calcext:value-type="float">
            <text:p>606.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43.7" calcext:value-type="float">
            <text:p>443.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59.49" calcext:value-type="float">
            <text:p>159.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571.54" calcext:value-type="float">
            <text:p>571.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689.14" calcext:value-type="float">
            <text:p>689.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572.96" calcext:value-type="float">
            <text:p>572.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797.66" calcext:value-type="float">
            <text:p>797.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536.26" calcext:value-type="float">
            <text:p>536.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03.87" calcext:value-type="float">
            <text:p>103.8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25.89" calcext:value-type="float">
            <text:p>225.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42.42" calcext:value-type="float">
            <text:p>142.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103.54" calcext:value-type="float">
            <text:p>103.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752.6" calcext:value-type="float">
            <text:p>752.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363.63" calcext:value-type="float">
            <text:p>363.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821.49" calcext:value-type="float">
            <text:p>821.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21.57" calcext:value-type="float">
            <text:p>121.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542.99" calcext:value-type="float">
            <text:p>542.9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61.37" calcext:value-type="float">
            <text:p>161.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106.51" calcext:value-type="float">
            <text:p>1106.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36.7" calcext:value-type="float">
            <text:p>536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976.61" calcext:value-type="float">
            <text:p>976.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41.66" calcext:value-type="float">
            <text:p>141.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307.34" calcext:value-type="float">
            <text:p>307.3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263.31" calcext:value-type="float">
            <text:p>1263.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60.89" calcext:value-type="float">
            <text:p>260.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880.21" calcext:value-type="float">
            <text:p>880.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02.97" calcext:value-type="float">
            <text:p>202.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454.4" calcext:value-type="float">
            <text:p>454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1:55:26.452194511</meta:creation-date>
    <dc:date>2018-02-02T12:02:17.009183939</dc:date>
    <meta:editing-duration>PT6M50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